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podpis" style:family="paragraph">
      <style:paragraph-properties fo:text-align="start" fo:margin-left="0in">
        <style:tab-stops/>
      </style:paragraph-properties>
    </style:style>
    <style:style style:name="P22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  <style:style style:name="P23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0/2019<text:bookmark-end text:name="Text14"/></text:p>
            <text:p text:style-name="Normální">KVOP-40210/2019<text:bookmark-end text:name="Text2"/></text:p>
            <text:p text:style-name="Normální"><text:bookmark-start text:name="Text6"/>02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gr. et Mgr. M. V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magistro,</text:p>
      <text:p text:style-name="Základnítext">odpovídám na Vaši žádost dle zákona č. 106/1999 Sb., o svobodném přístupu k informacím, ve znění pozdějších předpisů, kterou jste podala dne 19. srpna 2019.</text:p>
      <text:p text:style-name="Základnítext">Žádala jste o poskytnutí písemnosti, kterou veřejná ochránkyně práv, Mgr. Anna Šabatová, Ph.D., zaslala primátoru statutárního města Ostravy, v rámci spisu sp. zn. 7689/2018/VOP/JS (č. j. <text:s/>KVOP-36891/2019).</text:p>
      <text:p text:style-name="Základnítext">Ve smyslu zákona o svobodném přístupu k informacím<text:s/><text:span text:style-name="T18">se uvedená informace poskytuje (viz příloha).<text:s/></text:span></text:p>
      <text:p text:style-name="Základnítext"/>
      <text:p text:style-name="Základnítext">S pozdravem</text:p>
      <text:p text:style-name="podpis">Mgr. Petra Zdražilová<text:s/>v. r.</text:p>
      <text:p text:style-name="podpis">ředitelka právní sekce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19"/>
      <text:p text:style-name="P20"/>
      <text:p text:style-name="P21"/>
      <text:p text:style-name="P22">Příloha</text:p>
      <text:p text:style-name="P23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RQIV*</text:span>*KVOPX009RQIV*</text:p>
        <text:p text:style-name="P12"><text:span text:style-name="T13">KVOPX009RQIV</text:span>KVOPX009RQI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4T07:47:00Z</meta:creation-date>
    <dc:date>2019-09-04T07:48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3" meta:character-count="854" meta:row-count="6" meta:non-whitespace-character-count="732"/>
  </office:meta>
</office:document-meta>
</file>